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7.61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6.45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29cm" fo:min-width="2.14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128cm" svg:x="1.76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6.602cm" draw:transform="skewX (0.0010471975511966) rotate (0.0010471975511966) translate (2.016cm 7.8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6.658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9.6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2.248cm" svg:y="8.855cm"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3.4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3.88cm" svg:y="8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81cm" svg:height="0.889cm" svg:x="14.919cm" svg:y="9.133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113cm" svg:height="0.846cm" svg:x="14.872cm" svg:y="8.155cm">
          <draw:text-box>
            <text:p><text:span text:style-name="T3">Stage plac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7M2S</meta:editing-duration>
    <meta:editing-cycles>39</meta:editing-cycles>
    <meta:generator>LibreOffice/5.1.6.2$Linux_X86_64 LibreOffice_project/10m0$Build-2</meta:generator>
    <dc:date>2017-12-28T00:20:21.533034540</dc:date>
    <meta:document-statistic meta:object-count="9"/>
  </office:meta>
</office:document-meta>
</file>